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uty Cycl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IGH MEDIU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MEDUU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SLOW BETSY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ETSY DEAD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SLOW BETS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HIGH MEDIU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4:09:42.522943384</meta:creation-date>
    <dc:date>2018-01-20T14:17:17.336897797</dc:date>
    <meta:editing-duration>PT7M40S</meta:editing-duration>
    <meta:editing-cycles>1</meta:editing-cycles>
    <meta:document-statistic meta:table-count="1" meta:cell-count="59" meta:object-count="0"/>
    <meta:generator>LibreOffice/5.2.7.2$Linux_ARM_EABI LibreOffice_project/528e71104c3fcc3637004cef595401b05295414c</meta:generator>
  </office:meta>
</office:document-meta>
</file>